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fo:font-variant="normal" fo:text-transform="none" fo:color="#1f1f1f" loext:opacity="100%" style:font-name="Google Sans" fo:font-size="12pt" fo:font-style="normal" fo:font-weight="bold"/>
    </style:style>
    <style:style style:name="P2"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5"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6"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7"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8"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9"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0"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1"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2"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3"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4"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5"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6"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7"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8"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9"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0"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1"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2"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3"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4"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5"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6"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27"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28"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29"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30"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31"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32" style:family="paragraph" style:parent-style-name="Text_20_body" style:list-style-name="L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33" style:family="paragraph" style:parent-style-name="Text_20_body" style:list-style-name="L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34" style:family="paragraph" style:parent-style-name="Text_20_body" style:list-style-name="L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35"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36"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37" style:family="paragraph" style:parent-style-name="Text_20_body" style:list-style-name="L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38" style:family="paragraph" style:parent-style-name="Text_20_body" style:list-style-name="L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39" style:family="paragraph" style:parent-style-name="Text_20_body" style:list-style-name="L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40"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41"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42"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43"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44"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45"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46"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47"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48"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49"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50"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51"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T1" style:family="text">
      <style:text-properties loext:padding="0in" loext:border="none"/>
    </style:style>
    <style:style style:name="T2" style:family="text">
      <style:text-properties fo:font-variant="normal" fo:text-transform="none" fo:color="#1f1f1f" loext:opacity="100%" style:font-name="Google Sans" fo:font-size="12pt" fo:font-style="normal" fo:font-weight="bold" loext:padding="0in" loext:border="none"/>
    </style:style>
    <style:style style:name="T3" style:family="text">
      <style:text-properties fo:font-variant="normal" fo:text-transform="none" fo:color="#1f1f1f" loext:opacity="100%" style:font-name="Google Sans" fo:font-size="12pt" fo:font-style="normal" fo:font-weight="normal" loext:padding="0in" loext:border="none"/>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Secure Code Policy for [Your Software Company Name]</text:h>
      <text:p text:style-name="P2"><text:span text:style-name="Strong_20_Emphasis"><text:span text:style-name="T2">1. Introduction</text:span></text:span></text:p>
      <text:p text:style-name="P26"><text:span text:style-name="T1">This document outlines the Secure Code Policy for [Your Software Company Name] in alignment with the requirements of ISO 27001 for Information Security Management Systems (ISMS). This policy aims to establish secure coding practices throughout the software development lifecycle (SDLC) to minimize vulnerabilities and enhance the security posture of our software products.</text:span></text:p>
      <text:p text:style-name="P2"><text:span text:style-name="Strong_20_Emphasis"><text:span text:style-name="T2">2. Purpose</text:span></text:span></text:p>
      <text:p text:style-name="P35">The purpose of this policy is to:</text:p>
      <text:list text:style-name="L1">
        <text:list-item>
          <text:p text:style-name="P37">Define secure coding practices to be followed by all developers.</text:p>
        </text:list-item>
        <text:list-item>
          <text:p text:style-name="P37">Reduce the risk of security vulnerabilities in software products.</text:p>
        </text:list-item>
        <text:list-item>
          <text:p text:style-name="P32"><text:span text:style-name="T1">Protect the confidentiality, integrity, and availability of company data and systems.</text:span></text:p>
        </text:list-item>
        <text:list-item>
          <text:p text:style-name="P32"><text:span text:style-name="T1">Comply with the requirements of ISO 27001 Annex A.14.2.1 (Secure development process).</text:span></text:p>
        </text:list-item>
      </text:list>
      <text:p text:style-name="P2"><text:span text:style-name="Strong_20_Emphasis"><text:span text:style-name="T2">3. Scope</text:span></text:span></text:p>
      <text:p text:style-name="P26"><text:span text:style-name="T1">This policy applies to all developers, including internal employees and contractors, involved in the development of software products for [Your Software Company Name]. It covers all stages of the SDLC, from design and coding to testing and deployment.</text:span></text:p>
      <text:p text:style-name="P2"><text:span text:style-name="Strong_20_Emphasis"><text:span text:style-name="T2">4. Secure Coding Practices</text:span></text:span></text:p>
      <text:list text:style-name="L2">
        <text:list-item>
          <text:p text:style-name="P13"><text:span text:style-name="Strong_20_Emphasis"><text:span text:style-name="T2">Threat Modeling:</text:span></text:span><text:span text:style-name="T3"> Developers will identify and mitigate potential security threats throughout the development process using threat modeling techniques.</text:span></text:p>
        </text:list-item>
        <text:list-item>
          <text:p text:style-name="P13"><text:span text:style-name="Strong_20_Emphasis"><text:span text:style-name="T2">Input Validation and Sanitization:</text:span></text:span><text:span text:style-name="T3"> All user input will be rigorously validated and sanitized to prevent injection attacks (SQL injection, XSS, etc.).</text:span></text:p>
        </text:list-item>
        <text:list-item>
          <text:p text:style-name="P13"><text:span text:style-name="Strong_20_Emphasis"><text:span text:style-name="T2">Code Reviews:</text:span></text:span><text:span text:style-name="T3"> Regular code reviews by peers or security experts will be conducted to identify potential vulnerabilities and coding errors.</text:span></text:p>
        </text:list-item>
        <text:list-item>
          <text:p text:style-name="P13"><text:span text:style-name="Strong_20_Emphasis"><text:span text:style-name="T2">Secure Coding Standards:</text:span></text:span><text:span text:style-name="T3"> Developers will adhere to established secure coding standards specific to the programming languages and frameworks used. (e.g., OWASP Top 10, CERT Secure Coding Standards)</text:span></text:p>
        </text:list-item>
        <text:list-item>
          <text:p text:style-name="P13"><text:span text:style-name="Strong_20_Emphasis"><text:span text:style-name="T2">Secure Libraries and Frameworks:</text:span></text:span><text:span text:style-name="T3"> Developers will utilize pre-vetted and secure libraries and frameworks whenever possible to minimize the risk of introducing vulnerabilities.</text:span></text:p>
        </text:list-item>
        <text:list-item>
          <text:p text:style-name="P13"><text:span text:style-name="Strong_20_Emphasis"><text:span text:style-name="T2">Cryptography:</text:span></text:span><text:span text:style-name="T3"> Implement secure cryptographic practices for data encryption, hashing, and key management.</text:span></text:p>
        </text:list-item>
        <text:list-item>
          <text:p text:style-name="P13"><text:soft-page-break/><text:span text:style-name="Strong_20_Emphasis"><text:span text:style-name="T2">Least Privilege:</text:span></text:span><text:span text:style-name="T3"> Code should follow the principle of least privilege, granting users and processes only the minimum permissions necessary to function.</text:span></text:p>
        </text:list-item>
        <text:list-item>
          <text:p text:style-name="P13"><text:span text:style-name="Strong_20_Emphasis"><text:span text:style-name="T2">Error Handling:</text:span></text:span><text:span text:style-name="T3"> Implement robust error handling to prevent potential security breaches due to unexpected errors.</text:span></text:p>
        </text:list-item>
        <text:list-item>
          <text:p text:style-name="P13"><text:span text:style-name="Strong_20_Emphasis"><text:span text:style-name="T2">Secure Coding Tools:</text:span></text:span><text:span text:style-name="T3"> Utilize Static Application Security Testing (SAST) tools and other security scanning tools to identify vulnerabilities early in the development process.</text:span></text:p>
        </text:list-item>
      </text:list>
      <text:p text:style-name="P2"><text:span text:style-name="Strong_20_Emphasis"><text:span text:style-name="T2">5. Secure Development Lifecycle (SDLC) Integration</text:span></text:span></text:p>
      <text:list text:style-name="L3">
        <text:list-item>
          <text:p text:style-name="P34"><text:span text:style-name="T1">Secure coding practices will be integrated into all phases of the SDLC, including requirements gathering, design, coding, testing, deployment, and maintenance.</text:span></text:p>
        </text:list-item>
        <text:list-item>
          <text:p text:style-name="P39">Security testing will be a mandatory component of the development process to identify and address vulnerabilities before deployment.</text:p>
        </text:list-item>
      </text:list>
      <text:p text:style-name="P2"><text:span text:style-name="Strong_20_Emphasis"><text:span text:style-name="T2">6. Responsibilities</text:span></text:span></text:p>
      <text:list text:style-name="L4">
        <text:list-item>
          <text:p text:style-name="P22"><text:span text:style-name="Strong_20_Emphasis"><text:span text:style-name="T2">Management:</text:span></text:span></text:p>
          <text:list>
            <text:list-item>
              <text:p text:style-name="P40">Provide resources and support for implementing secure coding practices.</text:p>
            </text:list-item>
            <text:list-item>
              <text:p text:style-name="P40">Ensure developers receive proper training on secure coding principles.</text:p>
            </text:list-item>
            <text:list-item>
              <text:p text:style-name="P40">Oversee the implementation and enforcement of this policy.</text:p>
            </text:list-item>
          </text:list>
        </text:list-item>
        <text:list-item>
          <text:p text:style-name="P22"><text:span text:style-name="Strong_20_Emphasis"><text:span text:style-name="T2">Development Team Leads:</text:span></text:span></text:p>
          <text:list>
            <text:list-item>
              <text:p text:style-name="P40">Promote a security-focused development culture within their teams.</text:p>
            </text:list-item>
            <text:list-item>
              <text:p text:style-name="P40">Integrate secure coding practices into development processes.</text:p>
            </text:list-item>
            <text:list-item>
              <text:p text:style-name="P40">Ensure developers adhere to this policy and coding standards.</text:p>
            </text:list-item>
          </text:list>
        </text:list-item>
        <text:list-item>
          <text:p text:style-name="P22"><text:span text:style-name="Strong_20_Emphasis"><text:span text:style-name="T2">Developers:</text:span></text:span></text:p>
          <text:list>
            <text:list-item>
              <text:p text:style-name="P40">Implement secure coding practices throughout the development process.</text:p>
            </text:list-item>
            <text:list-item>
              <text:p text:style-name="P40">Participate in secure coding training and stay updated on security best practices.</text:p>
            </text:list-item>
            <text:list-item>
              <text:p text:style-name="P40">Report any identified security vulnerabilities promptly.</text:p>
            </text:list-item>
          </text:list>
        </text:list-item>
        <text:list-item>
          <text:p text:style-name="P22"><text:span text:style-name="Strong_20_Emphasis"><text:span text:style-name="T2">Security Team:</text:span></text:span></text:p>
          <text:list>
            <text:list-item>
              <text:p text:style-name="P40">Provide guidance and expertise on secure coding practices.</text:p>
            </text:list-item>
            <text:list-item>
              <text:p text:style-name="P40">Review code for security vulnerabilities as part of the development process.</text:p>
            </text:list-item>
            <text:list-item>
              <text:p text:style-name="P40">Maintain a repository of secure coding resources and best practices.</text:p>
            </text:list-item>
          </text:list>
        </text:list-item>
      </text:list>
      <text:p text:style-name="P2"><text:span text:style-name="Strong_20_Emphasis"><text:span text:style-name="T2">7. Training and Awareness</text:span></text:span></text:p>
      <text:p text:style-name="P26"><text:span text:style-name="T1">The company will provide regular training programs to educate developers on secure coding practices, threat modeling, and secure coding standards.</text:span></text:p>
      <text:p text:style-name="P2"><text:span text:style-name="Strong_20_Emphasis"><text:span text:style-name="T2">8. Monitoring and Auditing</text:span></text:span></text:p>
      <text:p text:style-name="P26"><text:soft-page-break/><text:span text:style-name="T1">The security team will monitor development activities and code repositories for adherence to this policy. Regular code audits may be conducted to identify potential vulnerabilities.</text:span></text:p>
      <text:p text:style-name="P2"><text:span text:style-name="Strong_20_Emphasis"><text:span text:style-name="T2">9. Non-Compliance</text:span></text:span></text:p>
      <text:p text:style-name="P26"><text:span text:style-name="T1">Non-compliance with this policy may result in disciplinary action, including training requirements or delays in product releases until vulnerabilities are addressed.</text:span></text:p>
      <text:p text:style-name="P2"><text:span text:style-name="Strong_20_Emphasis"><text:span text:style-name="T2">10. Review and Updates</text:span></text:span></text:p>
      <text:p text:style-name="P35">This policy will be reviewed and updated periodically to reflect evolving security threats and best practices in secure coding.</text:p>
      <text:p text:style-name="P2"><text:span text:style-name="Strong_20_Emphasis"><text:span text:style-name="T2">Note:</text:span></text:span><text:span text:style-name="T3"> This is a sample Secure Code Policy template. You can customize it to fit the specific needs of your company and the programming languages used in your development process.</text:span></text:p>
      <text:p text:style-name="P26"><text:span text:style-name="T1">By implementing a robust Secure Code Policy and integrating it into the SDLC, [Your Software Company Name] can significantly reduce the risk of security vulnerabilities in software products, fostering a more secure development environment and promoting trust with your customers.</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9T19:11:02.970817795</meta:creation-date>
    <dc:date>2024-07-09T19:11:23.017368095</dc:date>
    <meta:editing-duration>PT21S</meta:editing-duration>
    <meta:editing-cycles>1</meta:editing-cycles>
    <meta:document-statistic meta:table-count="0" meta:image-count="0" meta:object-count="0" meta:page-count="3" meta:paragraph-count="51" meta:word-count="695" meta:character-count="4824" meta:non-whitespace-character-count="4211"/>
    <meta:generator>LibreOffice/24.2.4.2$Linux_X86_64 LibreOffice_project/420$Build-2</meta:generator>
  </office:meta>
</office:document-meta>
</file>